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i/>
      <mfenced open="∣" close="〉">
        <mrow>
          <mover accent="true">
            <mo stretchy="false">ψ</mo>
            <mo stretchy="false">˙</mo>
          </mover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text>i</mtext>
      <mo stretchy="false">ℏ</mo>
      <mfrac>
        <mrow>
          <mfenced open="∣" close="〉">
            <mrow>
              <mo stretchy="false">ψ</mo>
              <mrow>
                <mo stretchy="false">(</mo>
                <mrow>
                  <mi>t</mi>
                  <mrow>
                    <mi/>
                    <mo stretchy="false">+</mo>
                    <mi/>
                  </mrow>
                  <mtext>d</mtext>
                  <mi>t</mi>
                </mrow>
                <mo stretchy="false">)</mo>
              </mrow>
            </mrow>
          </mfenced>
          <mrow>
            <mi/>
            <mo stretchy="false">−</mo>
            <mi/>
          </mrow>
          <mfenced open="∣" close="〉">
            <mrow>
              <mo stretchy="false">ψ</mo>
              <mrow>
                <mo stretchy="false">(</mo>
                <mrow>
                  <mi>t</mi>
                </mrow>
                <mo stretchy="false">)</mo>
              </mrow>
            </mrow>
          </mfenced>
        </mrow>
        <mrow>
          <mtext>d</mtext>
          <mi>t</mi>
        </mrow>
      </mfrac>
      <mrow>
        <mi/>
        <mo stretchy="false">=</mo>
        <mi/>
      </mrow>
      <mtext>i</mtext>
      <mo stretchy="false">ℏ</mo>
      <mfrac>
        <mrow>
          <mrow>
            <mo stretchy="false">[</mo>
            <mrow>
              <mi>U</mi>
              <mrow>
                <mo stretchy="false">(</mo>
                <mrow>
                  <mi>t</mi>
                  <mrow>
                    <mi/>
                    <mo stretchy="false">+</mo>
                    <mi/>
                  </mrow>
                  <mtext>d</mtext>
                  <mi>t</mi>
                  <mi>,</mi>
                  <mi>t</mi>
                </mrow>
                <mo stretchy="false">)</mo>
              </mrow>
              <mrow>
                <mi/>
                <mo stretchy="false">−</mo>
                <mi/>
              </mrow>
              <mstyle mathvariant="bold">
                <mrow>
                  <mn>1</mn>
                </mrow>
              </mstyle>
            </mrow>
            <mo stretchy="false">]</mo>
          </mrow>
        </mrow>
        <mrow>
          <mtext>d</mtext>
          <mi>t</mi>
        </mrow>
      </mfrac>
      <mi/>
      <mfenced open="∣" close="〉">
        <mrow>
          <mo stretchy="false">ψ</mo>
          <mrow>
            <mo stretchy="false">(</mo>
            <mrow>
              <mi>t</mi>
            </mrow>
            <mo stretchy="false">)</mo>
          </mrow>
        </mrow>
      </mfenced>
    </mrow>
    <annotation encoding="StarMath 5.0">alignc "i" hbar ` left lline dot %ipsi (t) right rangle `=`
"i" hbar {left lline %ipsi (t `+` "d"t) right rangle `-` left lline %ipsi (t) right rangle} over {"d"t} `=`
"i" hbar {[U(t `+` "d"t , t) `-` bold 1] } over {"d"t} `
left lline %ipsi (t)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16:25.989000000</meta:creation-date>
    <meta:generator>LibreOffice/4.1.4.2$Windows_x86 LibreOffice_project/0a0440ccc0227ad9829de5f46be37cfb6edcf72</meta:generator>
  </office:meta>
</office:document-meta>
</file>